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f3f1" officeooo:paragraph-rsid="0003f3f1" style:font-weight-asian="bold" style:font-weight-complex="bold"/>
    </style:style>
    <style:style style:name="P2" style:family="paragraph" style:parent-style-name="Standard">
      <style:text-properties fo:font-weight="bold" officeooo:rsid="0003f3f1" officeooo:paragraph-rsid="000b2f25" style:font-weight-asian="bold" style:font-weight-complex="bold"/>
    </style:style>
    <style:style style:name="P3" style:family="paragraph" style:parent-style-name="Standard">
      <style:text-properties fo:font-weight="bold" officeooo:rsid="0005010d" officeooo:paragraph-rsid="0005010d" style:font-weight-asian="bold" style:font-weight-complex="bold"/>
    </style:style>
    <style:style style:name="P4" style:family="paragraph" style:parent-style-name="Standard">
      <style:text-properties officeooo:rsid="0003f3f1" officeooo:paragraph-rsid="0003f3f1"/>
    </style:style>
    <style:style style:name="P5" style:family="paragraph" style:parent-style-name="Standard">
      <style:text-properties fo:font-size="14pt" fo:font-weight="bold" officeooo:rsid="00062e09" officeooo:paragraph-rsid="00062e09" style:font-size-asian="14pt" style:font-weight-asian="bold" style:font-size-complex="14pt" style:font-weight-complex="bold"/>
    </style:style>
    <style:style style:name="P6" style:family="paragraph" style:parent-style-name="Standard">
      <style:text-properties fo:font-weight="bold" officeooo:rsid="00062e09" officeooo:paragraph-rsid="00062e09" style:font-weight-asian="bold" style:font-weight-complex="bold"/>
    </style:style>
    <style:style style:name="P7" style:family="paragraph" style:parent-style-name="Standard">
      <style:text-properties fo:font-weight="bold" officeooo:rsid="0007b66c" officeooo:paragraph-rsid="0007b66c" style:font-weight-asian="bold" style:font-weight-complex="bold"/>
    </style:style>
    <style:style style:name="P8" style:family="paragraph" style:parent-style-name="Standard">
      <style:text-properties officeooo:rsid="00062e09" officeooo:paragraph-rsid="00062e09"/>
    </style:style>
    <style:style style:name="P9" style:family="paragraph" style:parent-style-name="Standard">
      <style:text-properties officeooo:rsid="0003f3f1" officeooo:paragraph-rsid="00062e09"/>
    </style:style>
    <style:style style:name="P10" style:family="paragraph" style:parent-style-name="Standard">
      <style:text-properties officeooo:rsid="0003f3f1" officeooo:paragraph-rsid="0006371b"/>
    </style:style>
    <style:style style:name="P11" style:family="paragraph" style:parent-style-name="Standard">
      <style:text-properties officeooo:rsid="0003f3f1" officeooo:paragraph-rsid="000903e6"/>
    </style:style>
    <style:style style:name="P12" style:family="paragraph" style:parent-style-name="Standard">
      <style:text-properties fo:font-size="14pt" fo:font-weight="bold" officeooo:rsid="00062e09" officeooo:paragraph-rsid="000903e6" style:font-size-asian="14pt" style:font-weight-asian="bold" style:font-size-complex="14pt" style:font-weight-complex="bold"/>
    </style:style>
    <style:style style:name="P13" style:family="paragraph" style:parent-style-name="Standard">
      <style:text-properties fo:font-weight="bold" officeooo:rsid="00062e09" officeooo:paragraph-rsid="000903e6" style:font-weight-asian="bold" style:font-weight-complex="bold"/>
    </style:style>
    <style:style style:name="P14" style:family="paragraph" style:parent-style-name="Standard">
      <style:text-properties fo:font-weight="normal" officeooo:rsid="00062e09" officeooo:paragraph-rsid="000903e6" style:font-weight-asian="normal" style:font-weight-complex="normal"/>
    </style:style>
    <style:style style:name="P15" style:family="paragraph" style:parent-style-name="Standard">
      <style:text-properties fo:font-weight="bold" officeooo:rsid="0007b66c" officeooo:paragraph-rsid="000903e6" style:font-weight-asian="bold" style:font-weight-complex="bold"/>
    </style:style>
    <style:style style:name="P16" style:family="paragraph" style:parent-style-name="Standard">
      <style:text-properties fo:font-weight="normal" officeooo:rsid="0007b66c" officeooo:paragraph-rsid="000903e6" style:font-weight-asian="normal" style:font-weight-complex="normal"/>
    </style:style>
    <style:style style:name="P17" style:family="paragraph" style:parent-style-name="Standard">
      <style:text-properties officeooo:rsid="0003f3f1" officeooo:paragraph-rsid="000b2f25"/>
    </style:style>
    <style:style style:name="P18" style:family="paragraph" style:parent-style-name="Standard">
      <style:text-properties fo:font-weight="bold" officeooo:rsid="0007b66c" officeooo:paragraph-rsid="000b2f25" style:font-weight-asian="bold" style:font-weight-complex="bold"/>
    </style:style>
    <style:style style:name="P19" style:family="paragraph" style:parent-style-name="Standard">
      <style:text-properties fo:font-weight="normal" officeooo:rsid="0007b66c" officeooo:paragraph-rsid="000b2f25" style:font-weight-asian="normal" style:font-weight-complex="normal"/>
    </style:style>
    <style:style style:name="P20" style:family="paragraph" style:parent-style-name="Standard">
      <style:text-properties fo:font-weight="bold" officeooo:rsid="0007b66c" officeooo:paragraph-rsid="000ce5ff" style:font-weight-asian="bold" style:font-weight-complex="bold"/>
    </style:style>
    <style:style style:name="P21" style:family="paragraph" style:parent-style-name="Standard">
      <style:text-properties fo:font-weight="normal" officeooo:rsid="000d4be7" officeooo:paragraph-rsid="000d4be7" style:font-weight-asian="normal" style:font-weight-complex="normal"/>
    </style:style>
    <style:style style:name="P22" style:family="paragraph" style:parent-style-name="Standard">
      <style:text-properties fo:font-weight="bold" officeooo:rsid="000d4be7" officeooo:paragraph-rsid="000d4be7" style:font-weight-asian="bold" style:font-weight-complex="bold"/>
    </style:style>
    <style:style style:name="P23" style:family="paragraph" style:parent-style-name="Standard">
      <style:text-properties fo:font-weight="bold" officeooo:rsid="0003f3f1" officeooo:paragraph-rsid="000d4be7" style:font-weight-asian="bold" style:font-weight-complex="bold"/>
    </style:style>
    <style:style style:name="P24" style:family="paragraph" style:parent-style-name="Standard">
      <style:text-properties fo:font-weight="normal" officeooo:rsid="0003f3f1" officeooo:paragraph-rsid="000d4be7" style:font-weight-asian="normal" style:font-weight-complex="normal"/>
    </style:style>
    <style:style style:name="P25" style:family="paragraph" style:parent-style-name="Standard">
      <style:text-properties fo:font-weight="normal" officeooo:rsid="0003f3f1" officeooo:paragraph-rsid="000f0984" style:font-weight-asian="normal" style:font-weight-complex="normal"/>
    </style:style>
    <style:style style:name="P26" style:family="paragraph" style:parent-style-name="Standard">
      <style:text-properties fo:font-weight="bold" officeooo:rsid="0007b66c" officeooo:paragraph-rsid="000d4be7" style:font-weight-asian="bold" style:font-weight-complex="bold"/>
    </style:style>
    <style:style style:name="P27" style:family="paragraph" style:parent-style-name="Standard">
      <style:text-properties fo:font-weight="normal" officeooo:rsid="0007b66c" officeooo:paragraph-rsid="000f0984" style:font-weight-asian="normal" style:font-weight-complex="normal"/>
    </style:style>
    <style:style style:name="P28" style:family="paragraph" style:parent-style-name="Standard">
      <style:text-properties fo:font-weight="bold" officeooo:rsid="0007b66c" officeooo:paragraph-rsid="000f0984" style:font-weight-asian="bold" style:font-weight-complex="bold"/>
    </style:style>
    <style:style style:name="P29" style:family="paragraph" style:parent-style-name="Standard">
      <style:text-properties fo:font-weight="bold" officeooo:rsid="0003f3f1" officeooo:paragraph-rsid="00109434" style:font-weight-asian="bold" style:font-weight-complex="bold"/>
    </style:style>
    <style:style style:name="P30" style:family="paragraph" style:parent-style-name="Standard">
      <style:text-properties fo:font-weight="normal" officeooo:rsid="00109434" officeooo:paragraph-rsid="00109434" style:font-weight-asian="normal" style:font-weight-complex="normal"/>
    </style:style>
    <style:style style:name="P31" style:family="paragraph" style:parent-style-name="Standard">
      <style:text-properties fo:font-weight="bold" officeooo:rsid="0007b66c" officeooo:paragraph-rsid="00109434" style:font-weight-asian="bold" style:font-weight-complex="bold"/>
    </style:style>
    <style:style style:name="P32" style:family="paragraph" style:parent-style-name="Standard">
      <style:text-properties fo:font-weight="normal" officeooo:rsid="0007b66c" officeooo:paragraph-rsid="0011e0be" style:font-weight-asian="normal" style:font-weight-complex="normal"/>
    </style:style>
    <style:style style:name="P33" style:family="paragraph" style:parent-style-name="Standard">
      <style:text-properties fo:font-weight="bold" officeooo:rsid="0003f3f1" officeooo:paragraph-rsid="00123b4f" style:font-weight-asian="bold" style:font-weight-complex="bold"/>
    </style:style>
    <style:style style:name="P34" style:family="paragraph" style:parent-style-name="Standard">
      <style:text-properties fo:font-weight="normal" officeooo:rsid="0003f3f1" officeooo:paragraph-rsid="00123b4f" style:font-weight-asian="normal" style:font-weight-complex="normal"/>
    </style:style>
    <style:style style:name="P35" style:family="paragraph" style:parent-style-name="Standard">
      <style:text-properties fo:font-weight="bold" officeooo:rsid="0007b66c" officeooo:paragraph-rsid="00123b4f" style:font-weight-asian="bold" style:font-weight-complex="bold"/>
    </style:style>
    <style:style style:name="P36" style:family="paragraph" style:parent-style-name="Standard">
      <style:text-properties fo:font-weight="normal" officeooo:rsid="0007b66c" officeooo:paragraph-rsid="00123b4f" style:font-weight-asian="normal" style:font-weight-complex="normal"/>
    </style:style>
    <style:style style:name="P37" style:family="paragraph" style:parent-style-name="Standard">
      <style:text-properties fo:font-weight="normal" officeooo:rsid="00123b4f" officeooo:paragraph-rsid="00123b4f" style:font-weight-asian="normal" style:font-weight-complex="normal"/>
    </style:style>
    <style:style style:name="P38" style:family="paragraph" style:parent-style-name="Standard">
      <style:text-properties fo:font-size="14pt" fo:font-weight="bold" officeooo:rsid="00062e09" officeooo:paragraph-rsid="00123b4f" style:font-size-asian="14pt" style:font-weight-asian="bold" style:font-size-complex="14pt" style:font-weight-complex="bold"/>
    </style:style>
    <style:style style:name="P39" style:family="paragraph" style:parent-style-name="Standard">
      <style:text-properties fo:font-weight="bold" officeooo:rsid="0007b66c" officeooo:paragraph-rsid="00141467" style:font-weight-asian="bold" style:font-weight-complex="bold"/>
    </style:style>
    <style:style style:name="P40" style:family="paragraph" style:parent-style-name="Standard">
      <style:text-properties fo:font-weight="normal" officeooo:rsid="0007b66c" officeooo:paragraph-rsid="00141467" style:font-weight-asian="normal" style:font-weight-complex="normal"/>
    </style:style>
    <style:style style:name="T1" style:family="text">
      <style:text-properties officeooo:rsid="00062e09"/>
    </style:style>
    <style:style style:name="T2" style:family="text">
      <style:text-properties officeooo:rsid="000b2f25"/>
    </style:style>
    <style:style style:name="T3" style:family="text">
      <style:text-properties fo:font-weight="normal" style:font-weight-asian="normal" style:font-weight-complex="normal"/>
    </style:style>
    <style:style style:name="T4" style:family="text">
      <style:text-properties officeooo:rsid="00061bb3"/>
    </style:style>
    <style:style style:name="T5" style:family="text">
      <style:text-properties officeooo:rsid="0007b66c"/>
    </style:style>
    <style:style style:name="T6" style:family="text">
      <style:text-properties fo:font-weight="bold" officeooo:rsid="0007b66c" style:font-weight-asian="bold" style:font-weight-complex="bold"/>
    </style:style>
    <style:style style:name="T7" style:family="text">
      <style:text-properties officeooo:rsid="0006371b"/>
    </style:style>
    <style:style style:name="T8" style:family="text">
      <style:text-properties officeooo:rsid="000903e6"/>
    </style:style>
    <style:style style:name="T9" style:family="text">
      <style:text-properties officeooo:rsid="00141467"/>
    </style:style>
    <style:style style:name="T10" style:family="text">
      <style:text-properties fo:font-weight="bold" officeooo:rsid="00062e09" style:font-weight-asian="bold" style:font-weight-complex="bold"/>
    </style:style>
    <style:style style:name="T11" style:family="text">
      <style:text-properties fo:font-weight="bold" officeooo:rsid="000b2f25" style:font-weight-asian="bold" style:font-weight-complex="bold"/>
    </style:style>
    <style:style style:name="T12" style:family="text">
      <style:text-properties officeooo:rsid="000ce5ff"/>
    </style:style>
    <style:style style:name="T13" style:family="text">
      <style:text-properties officeooo:rsid="000d4be7"/>
    </style:style>
    <style:style style:name="T14" style:family="text">
      <style:text-properties officeooo:rsid="0003f3f1"/>
    </style:style>
    <style:style style:name="T15" style:family="text">
      <style:text-properties officeooo:rsid="000f0984"/>
    </style:style>
    <style:style style:name="T16" style:family="text">
      <style:text-properties officeooo:rsid="000dc64c"/>
    </style:style>
    <style:style style:name="T17" style:family="text">
      <style:text-properties officeooo:rsid="00111c8c"/>
    </style:style>
    <style:style style:name="T18" style:family="text">
      <style:text-properties officeooo:rsid="00109434"/>
    </style:style>
    <style:style style:name="T19" style:family="text">
      <style:text-properties officeooo:rsid="0011e0be"/>
    </style:style>
    <style:style style:name="T20" style:family="text">
      <style:text-properties officeooo:rsid="00123b4f"/>
    </style:style>
    <style:style style:name="T21" style:family="text">
      <style:text-properties fo:font-weight="normal" officeooo:rsid="00123b4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MC Oral Health</text:p>
      <text:p text:style-name="P2">RESPONSE TO <text:span text:style-name="T1">H</text:span><text:span text:style-name="T2">ANDLING</text:span><text:span text:style-name="T1"> </text:span><text:span text:style-name="T2">EDITOR</text:span><text:span text:style-name="T1"> </text:span><text:span text:style-name="T2">AND </text:span>REVIEWERS COMMENTS:</text:p>
      <text:p text:style-name="P1"/>
      <text:p text:style-name="P1">Title: <text:span text:style-name="T3">Finite Element Analysis of the Influence of Microplate Spacing on the Stability of Mandibular Ramus Fracture Fixation</text:span></text:p>
      <text:p text:style-name="P1">Submission ID: <text:span text:style-name="T3">052a1263-4d57-4e26-978c-e7795939d81a</text:span></text:p>
      <text:p text:style-name="P3">Submission version:<text:span text:style-name="T3"> v.3.0</text:span></text:p>
      <text:p text:style-name="P4"><text:tab/><text:line-break/><text:span text:style-name="T4">Dear </text:span><text:span text:style-name="T1">Dr. Qamar and </text:span><text:span text:style-name="T4">Reviewer</text:span><text:span text:style-name="T1">s</text:span><text:span text:style-name="T4">,</text:span></text:p>
      <text:p text:style-name="P4"><text:tab/>Thank you sincerely for your valuable feedback and insightful suggestions on our manuscript. Your expert comments have significantly enhanced the academic rigor and clarity of our work. We have carefully addressed each of your concerns and implemented corresponding revisions throughout the manuscript.</text:p>
      <text:p text:style-name="P4"/>
      <text:p text:style-name="P5"><text:span text:style-name="T5">Response to </text:span>Handling Editor</text:p>
      <text:p text:style-name="P6"/>
      <text:p text:style-name="P7">Comment:</text:p>
      <text:p text:style-name="P8">“The article is interesting in exploring the role of elements influence Microplate Spacing. English editing is recommended for the article by the Language Editing Service of BMC..”</text:p>
      <text:p text:style-name="P7">Response:</text:p>
      <text:p text:style-name="P8"><text:span text:style-name="T6"><text:tab/></text:span>Thank you very much for handling our manuscript and for your positive feedback on our work. We are truly encouraged by your recognition of the significance of our research, as well as your recommendation to use the BMC Language Editing Service. We have decided to proceed with this service to ensure the language quality of our manuscript meets the journal's standards.</text:p>
      <text:p text:style-name="P8"/>
      <text:p text:style-name="P6">Additional Inquiry:</text:p>
      <text:p text:style-name="P8"/>
      <text:p text:style-name="P8">Could you kindly guide us on the following:</text:p>
      <text:p text:style-name="P9"/>
      <text:p text:style-name="P10"><text:span text:style-name="T7"><text:tab/>1.What is the specific procedure for using the BMC Language Editing Service?</text:span></text:p>
      <text:p text:style-name="P10"/>
      <text:p text:style-name="P11"><text:span text:style-name="T7"><text:tab/>2.</text:span><text:span text:style-name="T1">Are there any discounts or waivers available for authors from our institution?</text:span></text:p>
      <text:p text:style-name="P11"/>
      <text:p text:style-name="P11"/>
      <text:p text:style-name="P12"><text:span text:style-name="T5">Response to Reviewer</text:span><text:span text:style-name="T8">1</text:span></text:p>
      <text:p text:style-name="P13"/>
      <text:p text:style-name="P13">Comment<text:span text:style-name="T8">1</text:span>:</text:p>
      <text:p text:style-name="P14">“In the Introduction:</text:p>
      <text:p text:style-name="P14">1. Would you add the percentages of the ramus fracture versus other fractures of the mandible in the literature.”</text:p>
      <text:p text:style-name="P15">Response<text:span text:style-name="T9">1</text:span>:</text:p>
      <text:p text:style-name="P15">添加以下描述<text:span text:style-name="T2">：</text:span></text:p>
      <text:p text:style-name="P16">The incidence of mandibular ramus fractures accounts for 17.5% of all mandibular fractures.</text:p>
      <text:p text:style-name="P17">引用参考文献</text:p>
      <text:p text:style-name="P17"/>
      <text:p text:style-name="P17"><text:span text:style-name="T10">Comment</text:span><text:span text:style-name="T11">2</text:span><text:span text:style-name="T10">:</text:span><text:span text:style-name="T1"><text:tab/></text:span></text:p>
      <text:p text:style-name="P17">“Materials and methods:</text:p>
      <text:p text:style-name="P17"><text:s text:c="4"/>Write the full name of the following abbreviations: DICOM format. CBCT”</text:p>
      <text:p text:style-name="P18">Response<text:span text:style-name="T9">2</text:span>:</text:p>
      <text:p text:style-name="P18">添加缩写的全称</text:p>
      <text:p text:style-name="P19">Cone Beam Computed Tomography(CBCT) </text:p>
      <text:p text:style-name="P17"><text:soft-page-break/>Digital Imaging and Communications in Medicine(DICOM)</text:p>
      <text:p text:style-name="P17"><text:span text:style-name="T10">Comment</text:span><text:span text:style-name="T11">3</text:span><text:span text:style-name="T10">:</text:span><text:span text:style-name="T1"><text:tab/></text:span></text:p>
      <text:p text:style-name="P17">Discussion:</text:p>
      <text:p text:style-name="P17"><text:span text:style-name="T2">“</text:span>1. Remove :Open reduction internal fixation and leave ORIF<text:span text:style-name="T2">“</text:span></text:p>
      <text:p text:style-name="P18">Response<text:span text:style-name="T9">3</text:span>:</text:p>
      <text:p text:style-name="P19">移除了讨论第二段的<text:span text:style-name="T2">“</text:span>Open reduction internal fixation (ORIF) is a commonly used treatment method for maxillofacial fractures. <text:span text:style-name="T2">”中的“</text:span>Open reduction internal fixation<text:span text:style-name="T2">”，保留“</text:span>ORIF<text:span text:style-name="T2">”</text:span></text:p>
      <text:p text:style-name="P19"/>
      <text:p text:style-name="P17"><text:span text:style-name="T10">Comment</text:span><text:span text:style-name="T11">4</text:span><text:span text:style-name="T10">:</text:span><text:span text:style-name="T1"><text:tab/></text:span></text:p>
      <text:p text:style-name="P17"><text:span text:style-name="T12">“</text:span>2. Writing the authors should be corrected: “Champy [17, 18]” The 1st study included another author, while the other study included two more authors.</text:p>
      <text:p text:style-name="P17">So, it should be: The studies of Champy and Lodde [17] and Champy et al [18] first proposed the concept of a tension band in the mandibular angle,…</text:p>
      <text:p text:style-name="P17">This should be applied for all references.<text:span text:style-name="T12">”</text:span></text:p>
      <text:p text:style-name="P20">Response<text:span text:style-name="T9">4</text:span>:</text:p>
      <text:p text:style-name="P21">在意见中要求的格式已经修改，并仔细的检查了全文其他参考文献引用部分，并均进行修改</text:p>
      <text:p text:style-name="P22"/>
      <text:p text:style-name="P23"><text:span text:style-name="T1">Comment</text:span><text:span text:style-name="T13">5</text:span><text:span text:style-name="T1">:<text:tab/></text:span></text:p>
      <text:p text:style-name="P24"><text:span text:style-name="T13">“</text:span>3. From the manuscript: “Studies have shown that when the relative displacement between the fracture ends is within 0.15mm, direct healing can be achieved [28]. In this experiment, the fracture gap was set to 1mm, and the relative displacement of the fracture during functional activities was measured”</text:p>
      <text:p text:style-name="P24">You have written that studies used 0.15 mm, while yu put only one reference!</text:p>
      <text:p text:style-name="P25">Do you mean 0.1 mm?</text:p>
      <text:p text:style-name="P25"><text:span text:style-name="T13">Justify why you selected 0.1 instead 0.15 which was applied in the literature.”</text:span></text:p>
      <text:p text:style-name="P26">Response<text:span text:style-name="T9">5</text:span>:</text:p>
      <text:p text:style-name="P27">非常抱歉此处因为引用文献的问题<text:span text:style-name="T13">，给您造成了误解，其中“</text:span><text:span text:style-name="T14">In this experiment, the fracture gap was set to 1mm</text:span><text:span text:style-name="T13">”的描述是28号引用文献中的描述，即是在两骨折块之间存在1mm间隙的情况下进行实验，我在他们的研究的时候，发现在骨折间隙为1mm的情况下，能完成一期愈合的标准时的最大相对位移为0,15mm，我们使用最大相对位移为0.15</text:span><text:span text:style-name="T15">mm</text:span><text:span text:style-name="T13">作为判断标准，来判断时候能达到一期愈合的标准</text:span><text:span text:style-name="T16">。我</text:span><text:span text:style-name="T13">们考虑到而在颌面部手术的时候，在直视的情况下，通常可以达到两骨折块之间无间隙的情况，故我们的研究尊重临床的真实情况，设置为两骨折块之间是无间隙的状态进行实验</text:span><text:span text:style-name="T15">，虽然是原始研究中</text:span><text:span text:style-name="T17">，在间隙1mm的条件下，相对位移为0.15mm即可完成一期愈合，在两骨折块接触的情况下，由于没有间隙，为摩擦接触，同样产生的相对位移值会更小，故</text:span><text:span text:style-name="T15">此指标适用与对于骨折一期愈合的判定标准，已被大多数骨折的研究引用。</text:span></text:p>
      <text:p text:style-name="P28"/>
      <text:p text:style-name="P29"><text:span text:style-name="T1">Comment</text:span><text:span text:style-name="T18">6</text:span><text:span text:style-name="T1">:<text:tab/></text:span></text:p>
      <text:p text:style-name="P30">“4. Add a study pointed out that Risdon approach can be used for ramus fracture to put two plates with the distance between them is 20 mm. While other approaches are indicated when more distance is required.”</text:p>
      <text:p text:style-name="P31">Response<text:span text:style-name="T9">6</text:span>:</text:p>
      <text:p text:style-name="P32">根据我们的文献检索<text:span text:style-name="T17">，目前尚未检索到risdon入路适用与下颌升支骨折的相关研究，髁突手术中手术入路的选择较多，故我们参考髁突的解剖位置，对下颌升支骨折手术入路进行研究，髁突的颈部位置大概位于乙状切迹处，而基底部位置位于髁突下部（见图），与双微钛板之间为</text:span><text:span text:style-name="T19">20mm的位置相近，</text:span><text:span text:style-name="T17">有研究表明</text:span><text:span text:style-name="T19">risdom入路适用与</text:span><text:span text:style-name="T17">髁状突基底部</text:span><text:span text:style-name="T19">，而髁状突颈部位置即乙状切迹位置并不适用，需要加大切口范围或者使用穿颊器，而有研究表明穿颊器学习曲线较高，不便于使用，且存在潜在的感染风险，在临床中应用的较少，多为直视下进行手术。我们的研究希望为大多数临床医生提供生物力学的理论参考，故不考虑适用穿颊器的情况。具体修改如下</text:span></text:p>
      <text:p text:style-name="P28"/>
      <text:p text:style-name="P33"><text:span text:style-name="T1">Comment</text:span><text:span text:style-name="T20">7：</text:span><text:span text:style-name="T1"><text:tab/></text:span></text:p>
      <text:p text:style-name="P34"><text:soft-page-break/><text:span text:style-name="T20">“</text:span>5. Compare your results with other studies.<text:span text:style-name="T20">”</text:span></text:p>
      <text:p text:style-name="P35">Response<text:span text:style-name="T9">7</text:span>:</text:p>
      <text:p text:style-name="P36">根据我们的文献检索<text:span text:style-name="T20">，目前无下颌升支骨折的生物力学的相关研究，故根据生物力学现象，我们引用对下颌角的生物力学研究作为对比，张力带的概念最由champy提出，在其研究中发现了下颌角的张力带位置并提出了理想的固定路线，而下颌升支骨折的张力带尚不明确，明确是否存在与张力带的位置有助于确定固定路线，我们的研究发现在下颌升支骨折的固定中，同样存在张力带的现象，并且张力带位于乙状切迹处，并根据结论得出固定位置逐渐靠近张力带时，会获得更加稳定固定效果，与champy的研究一致（图）</text:span></text:p>
      <text:p text:style-name="P36">原文修改如下</text:p>
      <text:p text:style-name="P36"/>
      <text:p text:style-name="P33"><text:span text:style-name="T1">Comment</text:span><text:span text:style-name="T20">8：</text:span></text:p>
      <text:p text:style-name="P34"><text:span text:style-name="T20">“</text:span>Figure 2: add a letter or number for each picture<text:span text:style-name="T20">”</text:span></text:p>
      <text:p text:style-name="P35">Response<text:span text:style-name="T9">8</text:span>:</text:p>
      <text:p text:style-name="P36">已经修改为带标注的图片</text:p>
      <text:p text:style-name="P36"/>
      <text:p text:style-name="P33"><text:span text:style-name="T1">Comment</text:span><text:span text:style-name="T20">9：</text:span></text:p>
      <text:p text:style-name="P37">“- List of abbreviations”</text:p>
      <text:p text:style-name="P35">Response<text:span text:style-name="T9">9</text:span>:</text:p>
      <text:p text:style-name="P35">添加 <text:span text:style-name="T21">List of abbreviations</text:span></text:p>
      <text:p text:style-name="P35"><text:span text:style-name="T21"/></text:p>
      <text:p text:style-name="P38"><text:span text:style-name="T5">Response to Reviewer</text:span><text:span text:style-name="T20">2</text:span></text:p>
      <text:p text:style-name="P38"/>
      <text:p text:style-name="P33"><text:span text:style-name="T1">Comment</text:span><text:span text:style-name="T20">1：</text:span></text:p>
      <text:p text:style-name="P34"><text:span text:style-name="T20">“</text:span>Title: please mention the typeo f the study in the title<text:span text:style-name="T20">”</text:span></text:p>
      <text:p text:style-name="P35">Response<text:span text:style-name="T9">1</text:span>:</text:p>
      <text:p text:style-name="P36">已修改标题为<text:span text:style-name="T20">：The Influence of Microplate Spacing on Mandibular Ramus Fracture Fixation Stability: A Biomechanical Finite Element Analysis</text:span></text:p>
      <text:p text:style-name="P36"/>
      <text:p text:style-name="P33"><text:span text:style-name="T1">Comment</text:span><text:span text:style-name="T20">2：</text:span></text:p>
      <text:p text:style-name="P34"><text:span text:style-name="T20">“</text:span>Introduction: While the introduction provides a good overview, it could benefit from a stronger focus on the controversies or gaps in the literature regarding microplate spacing.<text:span text:style-name="T20">”</text:span></text:p>
      <text:p text:style-name="P39">Response<text:span text:style-name="T9">2</text:span>:</text:p>
      <text:p text:style-name="P40">在介绍中添加以下内容<text:span text:style-name="T9">：</text:span></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3:40:57.830363961</meta:creation-date>
    <dc:date>2025-02-13T16:10:42.016195602</dc:date>
    <meta:editing-duration>PT43M36S</meta:editing-duration>
    <meta:editing-cycles>9</meta:editing-cycles>
    <meta:generator>LibreOffice/24.8.4.2$Linux_X86_64 LibreOffice_project/3e97788786b20d724e2ed0ea7a111abce73cab63</meta:generator>
    <meta:document-statistic meta:table-count="0" meta:image-count="0" meta:object-count="0" meta:page-count="3" meta:paragraph-count="75" meta:word-count="1541" meta:character-count="4877" meta:non-whitespace-character-count="4339"/>
  </office:meta>
</office:document-meta>
</file>